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Arabic">
      <style:paragraph-properties fo:line-height="100%"/>
      <style:text-properties fo:font-size="24pt" officeooo:rsid="001acddd" officeooo:paragraph-rsid="001acddd" style:font-size-asian="24pt" style:font-size-complex="24pt"/>
    </style:style>
    <style:style style:name="P2" style:family="paragraph" style:parent-style-name="Arabic">
      <style:paragraph-properties fo:line-height="100%"/>
      <style:text-properties fo:font-size="24pt" officeooo:rsid="001c569a" officeooo:paragraph-rsid="001c569a" style:font-size-asian="24pt" style:font-size-complex="24pt"/>
    </style:style>
    <style:style style:name="P3" style:family="paragraph" style:parent-style-name="Arabic">
      <style:paragraph-properties fo:line-height="100%"/>
      <style:text-properties fo:font-size="24pt" officeooo:rsid="001c7144" officeooo:paragraph-rsid="001c7144" style:font-size-asian="24pt" style:font-size-complex="24pt"/>
    </style:style>
    <style:style style:name="P4" style:family="paragraph" style:parent-style-name="Arabic">
      <style:paragraph-properties fo:line-height="100%"/>
      <style:text-properties fo:font-size="24pt" officeooo:rsid="001f413f" officeooo:paragraph-rsid="001f413f" style:font-size-asian="24pt" style:font-size-complex="24pt"/>
    </style:style>
    <style:style style:name="P5" style:family="paragraph" style:parent-style-name="Arabic">
      <style:paragraph-properties fo:line-height="100%"/>
      <style:text-properties fo:font-size="24pt" officeooo:rsid="002030cd" officeooo:paragraph-rsid="002030cd" style:font-size-asian="24pt" style:font-size-complex="24pt"/>
    </style:style>
    <style:style style:name="P6" style:family="paragraph" style:parent-style-name="Arabic">
      <style:paragraph-properties fo:line-height="100%"/>
      <style:text-properties fo:font-size="24pt" officeooo:rsid="00221581" officeooo:paragraph-rsid="00221581" style:font-size-asian="24pt" style:font-size-complex="24pt"/>
    </style:style>
    <style:style style:name="P7" style:family="paragraph" style:parent-style-name="Arabic">
      <style:paragraph-properties fo:line-height="100%"/>
      <style:text-properties fo:font-size="24pt" officeooo:rsid="0022cf03" officeooo:paragraph-rsid="0022cf03" style:font-size-asian="24pt" style:font-size-complex="24pt"/>
    </style:style>
    <style:style style:name="P8" style:family="paragraph" style:parent-style-name="Arabic">
      <style:paragraph-properties fo:line-height="100%"/>
      <style:text-properties fo:font-size="24pt" officeooo:rsid="0024c344" officeooo:paragraph-rsid="0024c344" style:font-size-asian="24pt" style:font-size-complex="24pt"/>
    </style:style>
    <style:style style:name="P9" style:family="paragraph" style:parent-style-name="Arabic">
      <style:paragraph-properties fo:line-height="100%"/>
      <style:text-properties fo:font-size="24pt" officeooo:rsid="0025f370" officeooo:paragraph-rsid="0025f370" style:font-size-asian="24pt" style:font-size-complex="24pt"/>
    </style:style>
    <style:style style:name="P10" style:family="paragraph" style:parent-style-name="Arabic">
      <style:paragraph-properties fo:line-height="100%"/>
      <style:text-properties fo:font-size="24pt" officeooo:rsid="00274812" officeooo:paragraph-rsid="00274812" style:font-size-asian="24pt" style:font-size-complex="24pt"/>
    </style:style>
    <style:style style:name="P11" style:family="paragraph" style:parent-style-name="Arabic">
      <style:paragraph-properties fo:line-height="100%"/>
      <style:text-properties fo:font-size="24pt" officeooo:rsid="0027a7bf" officeooo:paragraph-rsid="0027a7bf" style:font-size-asian="24pt" style:font-size-complex="24pt"/>
    </style:style>
    <style:style style:name="P12" style:family="paragraph" style:parent-style-name="Arabic">
      <style:paragraph-properties fo:line-height="100%"/>
      <style:text-properties fo:font-size="24pt" officeooo:rsid="0028e7e2" officeooo:paragraph-rsid="0028e7e2" style:font-size-asian="24pt" style:font-size-complex="24pt"/>
    </style:style>
    <style:style style:name="P13" style:family="paragraph" style:parent-style-name="Arabic">
      <style:paragraph-properties fo:line-height="100%"/>
      <style:text-properties fo:font-size="24pt" style:font-size-asian="24pt" style:font-size-complex="24pt"/>
    </style:style>
    <style:style style:name="P14" style:family="paragraph" style:parent-style-name="Arabic">
      <style:paragraph-properties fo:line-height="100%"/>
      <style:text-properties fo:font-size="24pt" officeooo:rsid="002e7a6b" officeooo:paragraph-rsid="002e7a6b" style:font-size-asian="24pt" style:font-size-complex="24pt"/>
    </style:style>
    <style:style style:name="P15" style:family="paragraph" style:parent-style-name="Arabic">
      <style:paragraph-properties fo:line-height="100%"/>
      <style:text-properties fo:font-size="24pt" officeooo:rsid="00300a5f" officeooo:paragraph-rsid="00300a5f" style:font-size-asian="24pt" style:font-size-complex="24pt"/>
    </style:style>
    <style:style style:name="P16" style:family="paragraph" style:parent-style-name="Arabic">
      <style:paragraph-properties fo:line-height="100%"/>
      <style:text-properties fo:font-size="24pt" officeooo:rsid="00302a0e" officeooo:paragraph-rsid="00302a0e" style:font-size-asian="24pt" style:font-size-complex="24pt"/>
    </style:style>
    <style:style style:name="P17" style:family="paragraph" style:parent-style-name="Arabic">
      <style:paragraph-properties fo:line-height="100%"/>
      <style:text-properties fo:font-size="24pt" officeooo:rsid="0031ad6f" officeooo:paragraph-rsid="0031ad6f" style:font-size-asian="24pt" style:font-size-complex="24pt"/>
    </style:style>
    <style:style style:name="P18" style:family="paragraph" style:parent-style-name="Arabic">
      <style:paragraph-properties fo:line-height="100%"/>
      <style:text-properties fo:font-size="24pt" officeooo:rsid="0031dc0b" officeooo:paragraph-rsid="0031dc0b" style:font-size-asian="24pt" style:font-size-complex="24pt"/>
    </style:style>
    <style:style style:name="P19" style:family="paragraph" style:parent-style-name="Arabic">
      <style:paragraph-properties fo:line-height="100%"/>
      <style:text-properties fo:font-size="24pt" officeooo:rsid="00326cd5" officeooo:paragraph-rsid="00326cd5" style:font-size-asian="24pt" style:font-size-complex="24pt"/>
    </style:style>
    <style:style style:name="P20" style:family="paragraph" style:parent-style-name="Arabic">
      <style:paragraph-properties fo:line-height="100%"/>
      <style:text-properties fo:font-size="24pt" officeooo:rsid="003560b4" officeooo:paragraph-rsid="003560b4" style:font-size-asian="24pt" style:font-size-complex="24pt"/>
    </style:style>
    <style:style style:name="P21" style:family="paragraph" style:parent-style-name="Arabic">
      <style:paragraph-properties fo:line-height="100%"/>
      <style:text-properties fo:font-size="24pt" officeooo:rsid="00364341" officeooo:paragraph-rsid="00364341" style:font-size-asian="24pt" style:font-size-complex="24pt"/>
    </style:style>
    <style:style style:name="P22" style:family="paragraph" style:parent-style-name="Arabic">
      <style:paragraph-properties fo:line-height="100%"/>
      <style:text-properties fo:font-size="24pt" officeooo:rsid="003835f9" officeooo:paragraph-rsid="003835f9" style:font-size-asian="24pt" style:font-size-complex="24pt"/>
    </style:style>
    <style:style style:name="P23" style:family="paragraph" style:parent-style-name="Arabic">
      <style:paragraph-properties fo:line-height="100%"/>
      <style:text-properties fo:font-size="24pt" officeooo:rsid="0039d8a2" officeooo:paragraph-rsid="0039d8a2" style:font-size-asian="24pt" style:font-size-complex="24pt"/>
    </style:style>
    <style:style style:name="P24" style:family="paragraph" style:parent-style-name="Arabic">
      <style:paragraph-properties fo:line-height="100%"/>
      <style:text-properties fo:font-size="24pt" officeooo:rsid="003ab0e2" officeooo:paragraph-rsid="003ab0e2" style:font-size-asian="24pt" style:font-size-complex="24pt"/>
    </style:style>
    <style:style style:name="P25" style:family="paragraph" style:parent-style-name="Arabic">
      <style:paragraph-properties fo:line-height="100%"/>
      <style:text-properties fo:font-size="24pt" officeooo:rsid="003b4415" officeooo:paragraph-rsid="003b4415" style:font-size-asian="24pt" style:font-size-complex="24pt"/>
    </style:style>
    <style:style style:name="P26" style:family="paragraph" style:parent-style-name="Arabic">
      <style:paragraph-properties fo:line-height="100%"/>
      <style:text-properties fo:font-size="24pt" officeooo:rsid="003ca20f" officeooo:paragraph-rsid="003ca20f" style:font-size-asian="24pt" style:font-size-complex="24pt"/>
    </style:style>
    <style:style style:name="P27" style:family="paragraph" style:parent-style-name="Arabic">
      <style:paragraph-properties fo:line-height="100%"/>
      <style:text-properties fo:font-size="24pt" officeooo:rsid="003ccd43" officeooo:paragraph-rsid="003ccd43" style:font-size-asian="24pt" style:font-size-complex="24pt"/>
    </style:style>
    <style:style style:name="P28" style:family="paragraph" style:parent-style-name="Arabic">
      <style:paragraph-properties fo:line-height="100%"/>
      <style:text-properties fo:font-size="24pt" officeooo:rsid="003d6dd0" officeooo:paragraph-rsid="003d6dd0" style:font-size-asian="24pt" style:font-size-complex="24pt"/>
    </style:style>
    <style:style style:name="P29" style:family="paragraph" style:parent-style-name="Arabic">
      <style:paragraph-properties fo:line-height="100%"/>
      <style:text-properties fo:font-size="24pt" officeooo:rsid="003db53b" officeooo:paragraph-rsid="003db53b" style:font-size-asian="24pt" style:font-size-complex="24pt"/>
    </style:style>
    <style:style style:name="P30" style:family="paragraph" style:parent-style-name="Arabic">
      <style:paragraph-properties fo:line-height="100%"/>
      <style:text-properties fo:font-size="24pt" officeooo:rsid="003efe3a" officeooo:paragraph-rsid="003efe3a" style:font-size-asian="24pt" style:font-size-complex="24pt"/>
    </style:style>
    <style:style style:name="P31" style:family="paragraph" style:parent-style-name="Arabic">
      <style:paragraph-properties fo:line-height="100%"/>
      <style:text-properties fo:font-size="24pt" officeooo:rsid="003f82cd" officeooo:paragraph-rsid="003f82cd" style:font-size-asian="24pt" style:font-size-complex="24pt"/>
    </style:style>
    <style:style style:name="P32" style:family="paragraph" style:parent-style-name="Arabic">
      <style:paragraph-properties fo:line-height="100%"/>
      <style:text-properties fo:font-size="24pt" officeooo:rsid="003fe16f" officeooo:paragraph-rsid="003fe16f" style:font-size-asian="24pt" style:font-size-complex="24pt"/>
    </style:style>
    <style:style style:name="P33" style:family="paragraph" style:parent-style-name="Arabic">
      <style:paragraph-properties fo:line-height="100%"/>
      <style:text-properties fo:font-size="24pt" officeooo:rsid="00417ce1" officeooo:paragraph-rsid="00417ce1" style:font-size-asian="24pt" style:font-size-complex="24pt"/>
    </style:style>
    <style:style style:name="T1" style:family="text">
      <style:text-properties officeooo:rsid="0014ccbf"/>
    </style:style>
    <style:style style:name="T2" style:family="text">
      <style:text-properties officeooo:rsid="001c7144"/>
    </style:style>
    <style:style style:name="T3" style:family="text">
      <style:text-properties officeooo:rsid="001d80f7"/>
    </style:style>
    <style:style style:name="T4" style:family="text">
      <style:text-properties officeooo:rsid="0027a7bf"/>
    </style:style>
    <style:style style:name="T5" style:family="text">
      <style:text-properties officeooo:rsid="0028e7e2"/>
    </style:style>
    <style:style style:name="T6" style:family="text">
      <style:text-properties officeooo:rsid="00297415"/>
    </style:style>
    <style:style style:name="T7" style:family="text">
      <style:text-properties officeooo:rsid="002c6228"/>
    </style:style>
    <style:style style:name="T8" style:family="text">
      <style:text-properties officeooo:rsid="00300a5f"/>
    </style:style>
    <style:style style:name="T9" style:family="text">
      <style:text-properties officeooo:rsid="00302a0e"/>
    </style:style>
    <style:style style:name="T10" style:family="text">
      <style:text-properties officeooo:rsid="004260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بسم الله الرحمن الرهيم</text:span></text:p>
      <text:p text:style-name="P13"><text:span text:style-name="T1">كِسْوَاحِلِ</text:span></text:p>
      <text:p text:style-name="P13"/>
      <text:p text:style-name="P13"><text:span text:style-name="T1">كُنْيَمَا نِ مٖڱوْكَ<text:tab/><text:tab/><text:tab/>تَانْيَامَا حَتَ لِنِ</text:span></text:p>
      <text:p text:style-name="P13"><text:span text:style-name="T1">وَنَنْڠُ هُنِئٖپُوْكَ<text:tab/><text:tab/><text:tab/><text:tab/>كُوَأٗنَ نَ تَمَانِ</text:span></text:p>
      <text:p text:style-name="P13"><text:span text:style-name="T1">والُوْبَاكِ كُنِشِكَ<text:tab/><text:tab/><text:tab/>سِوَنْڠُ نِ وَ وٖنْدَانِ</text:span></text:p>
      <text:p text:style-name="P13"><text:span text:style-name="T1">مِمِ نِ مٖوَتٖنْدَانِ<text:tab/><text:tab/><text:tab/>مْبُوْنَ هُنِپِجَ زِتَ</text:span></text:p>
      <text:p text:style-name="P13"/>
      <text:p text:style-name="P13"><text:span text:style-name="T1">وَنَانْڠُ مِمِ وَ دَمُ<text:tab/><text:tab/><text:tab/>وَانَ وَ أُسْوَاحِلِنِ</text:span></text:p>
      <text:p text:style-name="P13"><text:span text:style-name="T1">أَصِلِ هَوَنَ هَامُ<text:tab/><text:tab/><text:tab/>يَا كُنِيُوَ نِ نَانِ</text:span></text:p>
      <text:p text:style-name="P13"><text:span text:style-name="T1">وَمٖنَتِبُ قَؤُمُ<text:tab/><text:tab/><text:tab/><text:tab/>نَ وَنَ وَ مَجِرَنِ</text:span></text:p>
      <text:p text:style-name="P13"><text:span text:style-name="T1">كُوْسَ لَنْڠُ كُوْسَ ڠَانِ<text:tab/><text:tab/>مْبُوْنَ هُنِپِجَ زِتَ</text:span></text:p>
      <text:p text:style-name="P13"/>
      <text:p text:style-name="P13"><text:span text:style-name="T1">مِمِ مَامٖنُ سِتَاسَ<text:tab/><text:tab/><text:tab/>وَلَ سِنَ پُنْڠُوَنِ</text:span></text:p>
      <text:p text:style-name="P13"><text:span text:style-name="T1">نِ مٖزَا وَ مَمْبَاسَ<text:tab/><text:tab/><text:tab/>نَ كُنْڠِنٖ زِسِوَنِ</text:span></text:p>
      <text:p text:style-name="P13"><text:span text:style-name="T1">نِزٖ وَنَ سِتَاسَ<text:tab/><text:tab/><text:tab/>نَ زِيُوْنْڠُوْزِ وَدِنِ</text:span></text:p>
      <text:p text:style-name="P13"><text:span text:style-name="T1">مَافُنْدِ وَ كُلَ فَنِ<text:tab/><text:tab/><text:tab/>نَ مَاشُجَا وَ زِتَ</text:span></text:p>
      <text:p text:style-name="P13"/>
      <text:p text:style-name="P1">نْدِمِ مَامَاكٖ مُيَاكَ<text:tab/><text:tab/><text:tab/>پِيَ مْوٖنْڠ<text:span text:style-name="T9">ٗ</text:span> عَثْمَانِ</text:p>
      <text:p text:style-name="P2">نَ زَهِدِ كَذَلِكَ<text:tab/><text:tab/><text:tab/><text:span text:style-name="T2">نَ وٖنْڠِ وَاكٖ وٖنٔدَانِ</text:span></text:p>
      <text:p text:style-name="P3">ّعالى كُوْتِ نَ مَتَاكَ<text:tab/><text:tab/><text:span text:style-name="T3">وٗتٖ مْبوَا مُوْيَ قَرِنِ</text:span></text:p>
      <text:p text:style-name="P4">وَلِتُوْكَ مَاتُوْمبونِ<text:tab/><text:tab/><text:tab/>وَ كَوَا كَمَ نْيوتَ</text:p>
      <text:p text:style-name="P5"><text:soft-page-break/>اِنْكِشَافِ نْڠلِيَ<text:tab/><text:tab/><text:tab/>أُكِسٗوْمٖ نَ كِدَنِ</text:p>
      <text:p text:style-name="P5">نْدِپٗوْ تَاكَاپُوْ كْوٖلٖيَ<text:tab/><text:tab/><text:tab/>نِ كْوَامْبِيَاءُ مْوٖنْدانِ</text:p>
      <text:p text:style-name="P6">نِ تُوْنْڠ<text:span text:style-name="T9">ٗ</text:span> زِمٖسَلِيَ<text:tab/><text:tab/><text:tab/>نَ هَزِفِ اَصِلَانِ</text:p>
      <text:p text:style-name="P6">وَالُوْزِتُنْڠَ نِ نْيَانِ<text:tab/><text:tab/><text:tab/>نِ وَنَانْڠُ وَالُوْپِتَ</text:p>
      <text:p text:style-name="P6"/>
      <text:p text:style-name="P7">نَ مَالٖنْڠَ وَ مْڤِتَ<text:tab/><text:tab/><text:tab/>نَ پِتَ ڱِرَاڠُ دِنِ</text:p>
      <text:p text:style-name="P7">نْيايُو ولِزِفُوَتَ<text:tab/><text:tab/><text:tab/>هَاوَكُكِرِ اُدُنِ</text:p>
      <text:p text:style-name="P8">نْنَابَهَانِ هُتٖتَ<text:tab/><text:tab/><text:tab/>لَكِنِ هُفَلِييانِ</text:p>
      <text:p text:style-name="P9">نْديٖ پْوٖكٖ اُوَنْدَانِ<text:tab/><text:tab/><text:tab/>اِنْڠَا اَمٖ<text:span text:style-name="T4">ئِ</text:span>كِتَ</text:p>
      <text:p text:style-name="P9"/>
      <text:p text:style-name="P10">بَاد<text:span text:style-name="T9">ٗ</text:span> كُزَا نَ وٖزَ<text:tab/><text:tab/><text:tab/>سِيَاكُوْمَ اُكِنڠُوْنِ</text:p>
      <text:p text:style-name="P10">لَكِنِ مُمٖنِپُوْزَ<text:tab/><text:tab/><text:tab/><text:tab/>مُمٖ<text:span text:style-name="T4">ئِ</text:span>ت<text:span text:style-name="T9">ٗ</text:span>وَ فُو<text:span text:style-name="T9">ٗ</text:span>نِ</text:p>
      <text:p text:style-name="P11">وَنْڠِنٖ مٖ<text:span text:style-name="T5">ئِتُوكٖزَ<text:tab/><text:tab/><text:tab/>كُنِپانْڠِيَ كَانُوْبنِ</text:span></text:p>
      <text:p text:style-name="P12">مُسَمِيَاتِ كُ<text:span text:style-name="T6">بُ</text:span>وْنِ<text:tab/><text:tab/><text:tab/><text:span text:style-name="T7">نْيِنْيِ مُلِپُوْنِوَتَ</text:span></text:p>
      <text:p text:style-name="P12"/>
      <text:p text:style-name="P14">هُلِيَ كِسِكِتِكَ<text:tab/><text:tab/><text:tab/>ڱَنْڠَلِيَ جَرِدَنِ</text:p>
      <text:p text:style-name="P14">وٖنْڠِ وَنَاءُ اَنْدِكَ<text:tab/><text:tab/><text:tab/><text:span text:style-name="T8">سِوَنَانْڠُ نِ وَڠٖنِ</text:span></text:p>
      <text:p text:style-name="P15">اِذَاعَانِ كَذَلِكَ<text:tab/><text:tab/><text:tab/>وَپٖكَ تُنْڠ<text:span text:style-name="T9">ٗ نِ نْيَانِ</text:span></text:p>
      <text:p text:style-name="P16">وٖنْڠِ هَاوَتُوْك پْوان<text:tab/><text:tab/><text:tab/>لِڱَ كُوَ مْبوا مْڤِتَ</text:p>
      <text:p text:style-name="P16"/>
      <text:p text:style-name="P17">اَنڠَلِيَ نَ زِتَابُ<text:tab/><text:tab/><text:tab/>زِسُوْمٖشْوَاءٗ شُلٖنِ</text:p>
      <text:p text:style-name="P17">هَازَانْدِكْوِ نَ رَجَبُ<text:tab/><text:tab/>سِ سُوْدِ وَلَ سِ شَانِ</text:p>
      <text:p text:style-name="P17"><text:soft-page-break/>ْنْجُوْرٗڠٖ نْدِيٖ كَتِبُ<text:tab/><text:tab/>اَشِشِيٖؤٗ سُكَانِ</text:p>
      <text:p text:style-name="P17">ڱَارٗ نَ وَاكٖ وٖنْدانِ<text:tab/><text:tab/><text:tab/>نَاءٗ نْيُوْمَ هُفُوَتَ</text:p>
      <text:p text:style-name="P17"/>
      <text:p text:style-name="P18">هُوَلِكْوَا كُوْنْڠَمَانٗ<text:tab/><text:tab/><text:tab/>ڱٖنْدَ هُرُدِ نْدِيَابِ</text:p>
      <text:p text:style-name="P18">هُوٗنَ اُتُنْڠُ مْنُو<text:tab/><text:tab/><text:tab/>كُوَ نْيِنْيِ سِوَأٗنِ</text:p>
      <text:p text:style-name="P18">نَ هُزِاُمَ زِتَانِ<text:tab/><text:tab/><text:tab/><text:tab/>لَكِنِ نِتٖنْدٖ نْنِ</text:p>
      <text:p text:style-name="P18">وَنَانْڠُ مُمٖئِخِنِ<text:tab/><text:tab/><text:tab/>مَامٖنُ مُمٖنِوَتَ</text:p>
      <text:p text:style-name="P18"/>
      <text:p text:style-name="P19">نَ هُلِيَ كْوَا مَاتُوْزِ<text:tab/><text:tab/><text:tab/>ڱَنْڠَلِيَ مِتِحَانِ</text:p>
      <text:p text:style-name="P19">وَنَفُنْدِ وَ كِبْوٖزِ<text:tab/><text:tab/><text:tab/>نَ وَ كِسُومُ زِوَنِ</text:p>
      <text:p text:style-name="P19">نْدِوٗ وَنَاءٗ بَارِزِ<text:tab/><text:tab/><text:tab/>وَلِيُوكُوْ كِلٖلٖنِ</text:p>
      <text:p text:style-name="P19">مُلُوْتُوْكَ كْوٖتُ پْوانِ<text:tab/><text:tab/>مُكُوْ تِنِ هُكُوْكُوْتَ</text:p>
      <text:p text:style-name="P19"/>
      <text:p text:style-name="P20">وَفَانْيَاءٗ اُتَفِتِ<text:tab/><text:tab/><text:tab/>وَ أُزَمِلِ ڱُوٗنِ</text:p>
      <text:p text:style-name="P21">وَسْوَاهِلِ نِ كَاتِتِ<text:tab/><text:tab/><text:tab/>اَوْ هَوَپَاتِكَانِ</text:p>
      <text:p text:style-name="P22">نِ نْيَانِ نِ مْلَئِتِ<text:tab/><text:tab/><text:tab/>مْوٖنْيٖ مَاكُوْسَ نِ نْيَانِ</text:p>
      <text:p text:style-name="P23">مِمِ هَامُنِثَمِنِ<text:tab/><text:tab/><text:tab/><text:tab/>مْڠِنٖ هَامُكُپَاتَ</text:p>
      <text:p text:style-name="P23"/>
      <text:p text:style-name="P24">كِوَسِكِيَ هُنِيْنَ<text:tab/><text:tab/><text:tab/>هُنِأٗنْڠُوْنْڠَ مُويُوْنِ</text:p>
      <text:p text:style-name="P24">صَرْفَ هَكُنَ تٖنَ<text:tab/><text:tab/><text:tab/>نَحَؤُ نَ ئِتَمَانِ</text:p>
      <text:p text:style-name="P24">نَ حَتَ لَذَ هَيَانَ<text:tab/><text:tab/><text:tab/>كَمَ مَشَاپُوْ كَانْوَانِ</text:p>
      <text:p text:style-name="P24">سِئٖلٖوِ هُنٖنَانِ<text:tab/><text:tab/><text:tab/><text:tab/>هُئِمْبَ اَوْ هُتٖتَ</text:p>
      <text:p text:style-name="P24"><text:soft-page-break/></text:p>
      <text:p text:style-name="P25">لَوْ مُيَاكَ تَارُدِ<text:tab/><text:tab/><text:tab/>اَيْ تٖنَ دُنِيَانِ</text:p>
      <text:p text:style-name="P25">موَانَانْڠُ اِتَمْبِدِ<text:tab/><text:tab/><text:tab/>كْوٖنٖنْدَ مَحَكَمَانِ</text:p>
      <text:p text:style-name="P26">اَئٖتٖ نَ مَشَهِدِ<text:tab/><text:tab/><text:tab/>وَنِيُوَاءٗ يَقِيْنِ</text:p>
      <text:p text:style-name="P27">نْيُوْتٖ مْوٖنْدٖ ڠٖرٖزَنِ<text:tab/><text:tab/><text:tab/>كْوَا حَتِيَ كُوَپَاتَ</text:p>
      <text:p text:style-name="P27"/>
      <text:p text:style-name="P28">وَالّٰلهِ هَمُنَ غٖيْرَ<text:tab/><text:tab/><text:tab/>وَلَ هَامُوْنَ اِمَانِ</text:p>
      <text:p text:style-name="P28">هَمُنَ لَكُوَكٖرَ<text:tab/><text:tab/><text:tab/>كُوَ هَمُنِثَمِنِ</text:p>
      <text:p text:style-name="P28">مِمِ نِ كَامَ مْپِوِرِ<text:tab/><text:tab/><text:tab/>هُتٖزٖوَ اُوَنْدَانِ</text:p>
      <text:p text:style-name="P28">هِپِجْوَا تٖكٖنْدِيَانَ<text:tab/><text:tab/><text:tab/>نَ كُلَ مْوٖنْيٖ كُپِتَ</text:p>
      <text:p text:style-name="P28"/>
      <text:p text:style-name="P29">حَتَ كْوٖنْيٖ اُشَعِرِ<text:tab/><text:tab/><text:tab/>وَاسُوْ وَنْڠُ وَمٖبُوْنِ</text:p>
      <text:p text:style-name="P29">زِلِزٗ حُرُ بَحَارِ<text:tab/><text:tab/><text:tab/>كْوَا كُوٗلٖزَ وَڠٖنِ</text:p>
      <text:p text:style-name="P29">ممِ هَايُو سِيَاكِرِ<text:tab/><text:tab/><text:tab/>سِ مَاشَعِرِ كِفَنِ</text:p>
      <text:p text:style-name="P29">هَاىُوْ ىُوْت نِ كْوا نْن<text:tab/><text:tab/>هزٗ ن مْبنُ زَا زتَ</text:p>
      <text:p text:style-name="P29"/>
      <text:p text:style-name="P30">هَمْبِوَ مْوٖنْيٖوٖ سِنَ<text:tab/><text:tab/><text:tab/>هِنِ نِ عَجَابُ ڠَانِ</text:p>
      <text:p text:style-name="P30">هُوَاءٖ كِاكُوْسَ شِنَ<text:tab/><text:tab/><text:tab/>كَاوَ نَ تَانْدُ يَانْڠَانِ</text:p>
      <text:p text:style-name="P30">نْيَانِ اَلُوْنِپَ ئِنَ<text:tab/><text:tab/><text:tab/>اَلُوْنَانْدِكَ نِ نْيَانِ</text:p>
      <text:p text:style-name="P31">كِوَ سِ اُسْوَاحِلِنِ<text:tab/><text:tab/><text:tab/>نِ وَپِ نَالِپُوپَاتَ</text:p>
      <text:p text:style-name="P31"/>
      <text:p text:style-name="P32">كُوَ وٖنْڠِ هُنِنٖنَ<text:tab/><text:tab/><text:tab/>سِدَلِلِ اَصِلَانِ</text:p>
      <text:p text:style-name="P32"><text:soft-page-break/>يَاكُوَ مْوٖنْيٖوٖ سِنَ<text:tab/><text:tab/><text:tab/>كِنْڠٖرٖزَ هَامُوٗنِ</text:p>
      <text:p text:style-name="P32">هُنٖنوَا نَ وٖنْڠِ سَانَ<text:tab/><text:tab/><text:tab/>پٖمْبٖ زٗتٖ دُنِيَانِ</text:p>
      <text:p text:style-name="P33">كِنَ نَ كْوَاءٗ سِنِانِ<text:tab/><text:tab/><text:tab/>مِزِيٖ هَئِكُكَاتَ</text:p>
      <text:p text:style-name="P33"/>
      <text:p text:style-name="Roman">30/<text:span text:style-name="T10">7/0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fo:background-color="transparent" style:shadow="none" style:writing-mode="rl-tb">
        <style:tab-stops/>
        <style:background-image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09:00:01.354400123</meta:creation-date>
    <meta:editing-duration>PT6H34M21S</meta:editing-duration>
    <meta:editing-cycles>47</meta:editing-cycles>
    <meta:generator>LibreOffice/4.2.3.3$Linux_X86_64 LibreOffice_project/420m0$Build-3</meta:generator>
    <dc:title>andika</dc:title>
    <dc:date>2014-05-22T15:35:16.667897719</dc:date>
    <meta:document-statistic meta:table-count="0" meta:image-count="0" meta:object-count="0" meta:page-count="5" meta:paragraph-count="75" meta:word-count="429" meta:character-count="2029" meta:non-whitespace-character-count="1531"/>
  </office:meta>
</office:document-meta>
</file>